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2"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3"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4"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5"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6"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7"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8" style:parent-style-name="Standaard" style:list-style-name="LFO1"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9" style:parent-style-name="Standaard" style:list-style-name="LFO1"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0" style:parent-style-name="Standaard" style:list-style-name="LFO1"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1" style:parent-style-name="Standaard" style:list-style-name="LFO1"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2" style:parent-style-name="Standaard" style:list-style-name="LFO1"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3" style:parent-style-name="Standaard" style:list-style-name="LFO1"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4"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15"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16" style:parent-style-name="Standaard" style:list-style-name="LFO2"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7" style:parent-style-name="Standaard" style:list-style-name="LFO2"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8"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19"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20"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21"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22"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23" style:parent-style-name="Standaard" style:family="paragraph">
      <style:paragraph-properties style:text-autospace="none"/>
      <style:text-properties style:font-name="Calibri Light" style:font-name-complex="Calibri Light" fo:color="#000000" fo:font-size="11pt" style:font-size-asian="11pt" style:font-size-complex="11pt" fo:language="en" fo:country="US"/>
    </style:style>
    <style:style style:name="P24" style:parent-style-name="Standaard" style:family="paragraph">
      <style:paragraph-properties style:text-autospace="none"/>
      <style:text-properties style:font-name="Calibri Light" style:font-name-complex="Calibri Light" fo:color="#000000" fo:font-size="11pt" style:font-size-asian="11pt" style:font-size-complex="11pt" fo:language="en" fo:country="US"/>
    </style:style>
    <style:style style:name="P25"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26" style:parent-style-name="Standaard" style:family="paragraph">
      <style:paragraph-properties style:text-autospace="none"/>
    </style:style>
    <style:style style:name="T27" style:parent-style-name="Standaardalinea-lettertype" style:family="text">
      <style:text-properties style:font-name="Calibri Light" style:font-name-complex="Calibri Light" fo:color="#000000" fo:font-size="11pt" style:font-size-asian="11pt" style:font-size-complex="11pt"/>
    </style:style>
    <style:style style:name="T28" style:parent-style-name="Standaardalinea-lettertype" style:family="text">
      <style:text-properties style:font-name="Calibri Light" style:font-name-complex="Calibri Light" fo:color="#000000" fo:font-size="11pt" style:font-size-asian="11pt" style:font-size-complex="11pt" fo:language="en" fo:country="US"/>
    </style:style>
    <style:style style:name="P29" style:parent-style-name="Standaard" style:family="paragraph">
      <style:paragraph-properties style:text-autospace="none"/>
      <style:text-properties style:font-name="Calibri Light" style:font-name-complex="Calibri Light" fo:color="#000000" fo:font-size="11pt" style:font-size-asian="11pt" style:font-size-complex="11pt" fo:language="en" fo:country="US"/>
    </style:style>
    <style:style style:name="P30"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31"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32"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33"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34"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35"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36"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37"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38"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39"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40" style:parent-style-name="Standaard" style:family="paragraph">
      <style:paragraph-properties style:text-autospace="none"/>
    </style:style>
    <style:style style:name="T41" style:parent-style-name="Standaardalinea-lettertype" style:family="text">
      <style:text-properties style:font-name="Calibri Light" style:font-name-complex="Calibri Light" fo:font-weight="bold" style:font-weight-asian="bold" style:font-weight-complex="bold" fo:color="#000000" fo:font-size="18pt" style:font-size-asian="18pt" style:font-size-complex="18pt"/>
    </style:style>
    <style:style style:name="T42" style:parent-style-name="Standaardalinea-lettertype" style:family="text">
      <style:text-properties style:font-name="MS Gothic" style:font-name-asian="MS Gothic" style:font-name-complex="MS Gothic" fo:font-weight="bold" style:font-weight-asian="bold" style:font-weight-complex="bold" fo:color="#92D050" fo:font-size="18pt" style:font-size-asian="18pt" style:font-size-complex="18pt"/>
    </style:style>
    <style:style style:name="P43" style:parent-style-name="Standaard" style:family="paragraph">
      <style:paragraph-properties style:text-autospace="none"/>
    </style:style>
    <style:style style:name="T44" style:parent-style-name="Standaardalinea-lettertype" style:family="text">
      <style:text-properties style:font-name="Calibri Light" style:font-name-complex="Calibri Light" fo:font-weight="bold" style:font-weight-asian="bold" style:font-weight-complex="bold" fo:color="#92D050" fo:font-size="18pt" style:font-size-asian="18pt" style:font-size-complex="18pt"/>
    </style:style>
    <style:style style:name="T45" style:parent-style-name="Standaardalinea-lettertype" style:family="text">
      <style:text-properties style:font-name="MS Gothic" style:font-name-asian="MS Gothic" style:font-name-complex="MS Gothic" fo:font-weight="bold" style:font-weight-asian="bold" style:font-weight-complex="bold" fo:color="#C00000" fo:font-size="18pt" style:font-size-asian="18pt" style:font-size-complex="18pt"/>
    </style:style>
    <style:style style:name="P46" style:parent-style-name="Standaard" style:family="paragraph">
      <style:paragraph-properties style:text-autospace="none"/>
    </style:style>
    <style:style style:name="T47" style:parent-style-name="Standaardalinea-lettertype" style:family="text">
      <style:text-properties style:font-name="Calibri Light" style:font-name-complex="Calibri Light" fo:font-weight="bold" style:font-weight-asian="bold" style:font-weight-complex="bold" fo:color="#C00000" fo:font-size="18pt" style:font-size-asian="18pt" style:font-size-complex="18pt"/>
    </style:style>
    <style:style style:name="T48" style:parent-style-name="Standaardalinea-lettertype" style:family="text">
      <style:text-properties style:font-name="MS Gothic" style:font-name-asian="MS Gothic" style:font-name-complex="MS Gothic" fo:font-weight="bold" style:font-weight-asian="bold" style:font-weight-complex="bold" fo:color="#92D050" fo:font-size="18pt" style:font-size-asian="18pt" style:font-size-complex="18pt"/>
    </style:style>
    <style:style style:name="P49" style:parent-style-name="Standaard" style:family="paragraph">
      <style:paragraph-properties style:text-autospace="none"/>
      <style:text-properties style:font-name="Calibri Light" style:font-name-complex="Calibri Light" fo:font-weight="bold" style:font-weight-asian="bold" style:font-weight-complex="bold" fo:color="#92D050" fo:font-size="18pt" style:font-size-asian="18pt" style:font-size-complex="18pt"/>
    </style:style>
    <style:style style:name="P50"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51"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52"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53" style:parent-style-name="Standaard" style:list-style-name="LFO3"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54" style:parent-style-name="Standaard" style:list-style-name="LFO3"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fo:language="en" fo:country="US"/>
    </style:style>
    <style:style style:name="P55" style:parent-style-name="Standaard" style:list-style-name="LFO3"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56" style:parent-style-name="Standaard" style:list-style-name="LFO3"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57" style:parent-style-name="Standaard" style:list-style-name="LFO3" style:family="paragraph">
      <style:paragraph-properties style:text-autospace="none" fo:margin-left="0.1666in" fo:text-indent="-0.1666in">
        <style:tab-stops>
          <style:tab-stop style:type="left" style:position="-0.1527in"/>
          <style:tab-stop style:type="left" style:position="0in"/>
        </style:tab-stops>
      </style:paragraph-properties>
    </style:style>
    <style:style style:name="T58" style:parent-style-name="Standaardalinea-lettertype" style:family="text">
      <style:text-properties style:font-name="Calibri Light" style:font-name-complex="Calibri Light" fo:color="#000000" fo:font-size="11pt" style:font-size-asian="11pt" style:font-size-complex="11pt"/>
    </style:style>
    <style:style style:name="T59" style:parent-style-name="Standaardalinea-lettertype" style:family="text">
      <style:text-properties style:font-name="MS Gothic" style:font-name-asian="MS Gothic" style:font-name-complex="MS Gothic" fo:color="#000000" fo:font-size="11pt" style:font-size-asian="11pt" style:font-size-complex="11pt"/>
    </style:style>
    <style:style style:name="P60" style:parent-style-name="Standaard" style:family="paragraph">
      <style:paragraph-properties style:text-autospace="none"/>
    </style:style>
    <style:style style:name="T61" style:parent-style-name="Standaardalinea-lettertype" style:family="text">
      <style:text-properties style:font-name="Calibri Light" style:font-name-complex="Calibri Light" fo:font-weight="bold" style:font-weight-asian="bold" style:font-weight-complex="bold" fo:color="#000000" fo:font-size="18pt" style:font-size-asian="18pt" style:font-size-complex="18pt"/>
    </style:style>
    <style:style style:name="T62" style:parent-style-name="Standaardalinea-lettertype" style:family="text">
      <style:text-properties style:font-name="Calibri Light" style:font-name-complex="Calibri Light" fo:font-weight="bold" style:font-weight-asian="bold" style:font-weight-complex="bold" fo:color="#92D050" fo:font-size="18pt" style:font-size-asian="18pt" style:font-size-complex="18pt"/>
    </style:style>
    <style:style style:name="P63"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64"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65"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66"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67"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68"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69"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70"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71"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72"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TableColumn74" style:family="table-column">
      <style:table-column-properties style:column-width="3.2083in" style:use-optimal-column-width="false"/>
    </style:style>
    <style:style style:name="TableColumn75" style:family="table-column">
      <style:table-column-properties style:column-width="3.2222in" style:use-optimal-column-width="false"/>
    </style:style>
    <style:style style:name="Table73" style:family="table">
      <style:table-properties style:width="6.4305in" fo:margin-left="-0.0819in" table:align="left"/>
    </style:style>
    <style:style style:name="TableRow76" style:family="table-row">
      <style:table-row-properties style:use-optimal-row-height="false"/>
    </style:style>
    <style:style style:name="TableCell77" style:family="table-cell">
      <style:table-cell-properties fo:border="0.0069in solid #000000" fo:background-color="#FFFFFF" style:writing-mode="lr-tb" fo:padding-top="0in" fo:padding-left="0.075in" fo:padding-bottom="0in" fo:padding-right="0.075in"/>
    </style:style>
    <style:style style:name="P78" style:parent-style-name="Standaard" style:family="paragraph">
      <style:paragraph-properties style:text-autospace="none"/>
    </style:style>
    <style:style style:name="T79" style:parent-style-name="Standaardalinea-lettertype" style:family="text">
      <style:text-properties style:font-name="Calibri Light" style:font-name-complex="Calibri Light" fo:font-weight="bold" style:font-weight-asian="bold" style:font-weight-complex="bold" fo:color="#000000" fo:font-size="10pt" style:font-size-asian="10pt" style:font-size-complex="10pt"/>
    </style:style>
    <style:style style:name="T80" style:parent-style-name="Standaardalinea-lettertype" style:family="text">
      <style:text-properties style:font-name="MS Gothic" style:font-name-asian="MS Gothic" style:font-name-complex="MS Gothic" fo:font-weight="bold" style:font-weight-asian="bold" style:font-weight-complex="bold" fo:color="#000000" fo:font-size="10pt" style:font-size-asian="10pt" style:font-size-complex="10pt"/>
    </style:style>
    <style:style style:name="T81" style:parent-style-name="Standaardalinea-lettertype" style:family="text">
      <style:text-properties style:font-name="Calibri Light" style:font-name-complex="Calibri Light" fo:color="#000000" fo:font-size="10pt" style:font-size-asian="10pt" style:font-size-complex="10pt"/>
    </style:style>
    <style:style style:name="TableCell82" style:family="table-cell">
      <style:table-cell-properties fo:border="0.0069in solid #000000" fo:background-color="#FFFFFF" style:writing-mode="lr-tb" fo:padding-top="0in" fo:padding-left="0.075in" fo:padding-bottom="0in" fo:padding-right="0.075in"/>
    </style:style>
    <style:style style:name="P83" style:parent-style-name="Standaard" style:family="paragraph">
      <style:paragraph-properties style:text-autospace="none"/>
    </style:style>
    <style:style style:name="T84" style:parent-style-name="Standaardalinea-lettertype" style:family="text">
      <style:text-properties style:font-name="Calibri Light" style:font-name-complex="Calibri Light" fo:font-weight="bold" style:font-weight-asian="bold" style:font-weight-complex="bold" fo:color="#000000" fo:font-size="10pt" style:font-size-asian="10pt" style:font-size-complex="10pt"/>
    </style:style>
    <style:style style:name="T85" style:parent-style-name="Standaardalinea-lettertype" style:family="text">
      <style:text-properties style:font-name="MS Gothic" style:font-name-asian="MS Gothic" style:font-name-complex="MS Gothic" fo:font-weight="bold" style:font-weight-asian="bold" style:font-weight-complex="bold" fo:color="#000000" fo:font-size="10pt" style:font-size-asian="10pt" style:font-size-complex="10pt"/>
    </style:style>
    <style:style style:name="T86" style:parent-style-name="Standaardalinea-lettertype" style:family="text">
      <style:text-properties style:font-name="Calibri Light" style:font-name-complex="Calibri Light" fo:color="#000000" fo:font-size="10pt" style:font-size-asian="10pt" style:font-size-complex="10pt"/>
    </style:style>
    <style:style style:name="TableRow87" style:family="table-row">
      <style:table-row-properties style:use-optimal-row-height="false"/>
    </style:style>
    <style:style style:name="TableCell88" style:family="table-cell">
      <style:table-cell-properties fo:border="0.0069in solid #000000" fo:background-color="#FFFFFF" style:writing-mode="lr-tb" fo:padding-top="0in" fo:padding-left="0.075in" fo:padding-bottom="0in" fo:padding-right="0.075in"/>
    </style:style>
    <style:style style:name="P89" style:parent-style-name="Standaard" style:family="paragraph">
      <style:paragraph-properties style:text-autospace="none"/>
      <style:text-properties style:font-name="Calibri Light" style:font-name-complex="Calibri Light" fo:font-weight="bold" style:font-weight-asian="bold" style:font-weight-complex="bold" fo:color="#000000" fo:font-size="10pt" style:font-size-asian="10pt" style:font-size-complex="10pt"/>
    </style:style>
    <style:style style:name="P90" style:parent-style-name="Standaard" style:family="paragraph">
      <style:paragraph-properties style:text-autospace="none"/>
    </style:style>
    <style:style style:name="T91" style:parent-style-name="Standaardalinea-lettertype" style:family="text">
      <style:text-properties style:font-name="Calibri Light" style:font-name-complex="Calibri Light" fo:color="#000000" fo:font-size="10pt" style:font-size-asian="10pt" style:font-size-complex="10pt"/>
    </style:style>
    <style:style style:name="TableCell92" style:family="table-cell">
      <style:table-cell-properties fo:border="0.0069in solid #000000" fo:background-color="#FFFFFF" style:writing-mode="lr-tb" fo:padding-top="0in" fo:padding-left="0.075in" fo:padding-bottom="0in" fo:padding-right="0.075in"/>
    </style:style>
    <style:style style:name="P93" style:parent-style-name="Standaard" style:family="paragraph">
      <style:paragraph-properties style:text-autospace="none"/>
    </style:style>
    <style:style style:name="T94" style:parent-style-name="Standaardalinea-lettertype" style:family="text">
      <style:text-properties style:font-name="Calibri Light" style:font-name-complex="Calibri Light" fo:font-weight="bold" style:font-weight-asian="bold" style:font-weight-complex="bold" fo:color="#000000" fo:font-size="10pt" style:font-size-asian="10pt" style:font-size-complex="10pt"/>
    </style:style>
    <style:style style:name="T95" style:parent-style-name="Standaardalinea-lettertype" style:family="text">
      <style:text-properties style:font-name="MS Gothic" style:font-name-asian="MS Gothic" style:font-name-complex="MS Gothic" fo:color="#000000" fo:font-size="10pt" style:font-size-asian="10pt" style:font-size-complex="10pt"/>
    </style:style>
    <style:style style:name="T96" style:parent-style-name="Standaardalinea-lettertype" style:family="text">
      <style:text-properties style:font-name="Calibri Light" style:font-name-complex="Calibri Light" fo:color="#000000" fo:font-size="10pt" style:font-size-asian="10pt" style:font-size-complex="10pt"/>
    </style:style>
    <style:style style:name="P97"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98"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99"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100"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101" style:parent-style-name="Standaard" style:list-style-name="LFO4"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02" style:parent-style-name="Standaard" style:list-style-name="LFO4"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03" style:parent-style-name="Standaard" style:list-style-name="LFO4" style:family="paragraph">
      <style:paragraph-properties style:text-autospace="none" fo:margin-left="0.1666in" fo:text-indent="-0.1666in">
        <style:tab-stops>
          <style:tab-stop style:type="left" style:position="-0.1527in"/>
          <style:tab-stop style:type="left" style:position="0in"/>
        </style:tab-stops>
      </style:paragraph-properties>
      <style:text-properties style:font-name="Calibri Light" style:font-name-complex="Calibri Light" fo:color="#000000" fo:font-size="11pt" style:font-size-asian="11pt" style:font-size-complex="11pt"/>
    </style:style>
    <style:style style:name="P104"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105"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106" style:parent-style-name="Lijstalinea" style:list-style-name="LFO5" style:family="paragraph">
      <style:paragraph-properties style:text-autospace="none"/>
      <style:text-properties style:font-name="Calibri Light" style:font-name-complex="Calibri Light" fo:color="#000000" fo:font-size="11pt" style:font-size-asian="11pt" style:font-size-complex="11pt"/>
    </style:style>
    <style:style style:name="P107" style:parent-style-name="Lijstalinea" style:list-style-name="LFO5" style:family="paragraph">
      <style:paragraph-properties style:text-autospace="none"/>
      <style:text-properties style:font-name="Calibri Light" style:font-name-complex="Calibri Light" fo:color="#000000" fo:font-size="11pt" style:font-size-asian="11pt" style:font-size-complex="11pt"/>
    </style:style>
    <style:style style:name="P108" style:parent-style-name="Lijstalinea" style:list-style-name="LFO5" style:family="paragraph">
      <style:paragraph-properties style:text-autospace="none"/>
      <style:text-properties style:font-name="Calibri Light" style:font-name-complex="Calibri Light" fo:color="#000000" fo:font-size="11pt" style:font-size-asian="11pt" style:font-size-complex="11pt"/>
    </style:style>
    <style:style style:name="P109"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P110" style:parent-style-name="Standaard" style:family="paragraph">
      <style:paragraph-properties style:text-autospace="none"/>
      <style:text-properties style:font-name="Calibri Light" style:font-name-complex="Calibri Light" fo:font-weight="bold" style:font-weight-asian="bold" style:font-weight-complex="bold" fo:color="#000000" fo:font-size="18pt" style:font-size-asian="18pt" style:font-size-complex="18pt"/>
    </style:style>
    <style:style style:name="P111" style:parent-style-name="Standaard" style:family="paragraph">
      <style:paragraph-properties style:text-autospace="none"/>
      <style:text-properties style:font-name="Calibri Light" style:font-name-complex="Calibri Light" fo:color="#000000" fo:font-size="11pt" style:font-size-asian="11pt" style:font-size-complex="11pt"/>
    </style:style>
    <style:style style:name="T112" style:parent-style-name="Standaardalinea-lettertype" style:family="text">
      <style:text-properties style:font-name="Calibri Light" style:font-name-complex="Calibri Light" fo:color="#000000" fo:font-size="11pt" style:font-size-asian="11pt" style:font-size-complex="11pt"/>
    </style:style>
  </office:automatic-styles>
  <office:body>
    <office:text text:use-soft-page-breaks="true">
      <text:p text:style-name="P1">Zoek op wat geweldloze communicatie is en geef hiervan een korte beschrijving (min 30w)</text:p>
      <text:p text:style-name="P2">Het oplossen en voorkomen van conflicten, een duidelijke verheldering van communicatie. Er is ook veel gelijkwaardigheid tussen de communicatie. Er is veel verbondenheid tussen de communicatie. Voorbeelden van geweld communicatie: Als je over andermans rug heen aan het communiceren bent, als je overheersend bent of als je onbewust gebruik maak van je machtspositie is er sprake van matchsgebruik en dus ook een onderdeel van geweldloze communicatie.</text:p>
      <text:p text:style-name="P3"/>
      <text:p text:style-name="P4"/>
      <text:p text:style-name="P5">Beschrijf in een korte samenvatting (minmaal 100w, exclusief de 12 principes) wat scrum is, wat de onderdelen zijn, wat zijn de voor/nadelen, de scrum artifacts, de rituelen etc.</text:p>
      <text:p text:style-name="P6"/>
      <text:p text:style-name="P7">Scrum een agile manier van werken binnen een project. Hierbij zijn er een aantal taken die er worden gebruikt om scrum tot een goed geheel te maken. Hierbij word dus ook gebruik gemaakt van rollen, wanneer er wat gedaan word. Wat er gedaan moet worden en wat er snel af moet zijn en het zorgen van een goed team. Ook de volgende punten zijn positieve punten binnen scrum.</text:p>
      <text:list text:style-name="LFO1" text:continue-numbering="true">
        <text:list-item>
          <text:p text:style-name="P8">Een zelfsturend team met een optimaal resultaat.</text:p>
        </text:list-item>
        <text:list-item>
          <text:p text:style-name="P9">Realistische beeld van wat af moet in de planning.</text:p>
        </text:list-item>
        <text:list-item>
          <text:p text:style-name="P10">Effectief werken en duidelijke communicatie</text:p>
        </text:list-item>
        <text:list-item>
          <text:p text:style-name="P11">Project is altijd in ontwikkeling</text:p>
        </text:list-item>
        <text:list-item>
          <text:p text:style-name="P12">Alleen onderdelen bouwen die je nodig hebt/die verwacht worden af te hebben.</text:p>
        </text:list-item>
        <text:list-item>
          <text:p text:style-name="P13">Motivatie door de zelfinvuller van de planning zodra die bekend is.</text:p>
        </text:list-item>
      </text:list>
      <text:p text:style-name="P14"/>
      <text:p text:style-name="P15">Nadelen bij scrum beschreven;</text:p>
      <text:list text:style-name="LFO2" text:continue-numbering="true">
        <text:list-item>
          <text:p text:style-name="P16">Als je project veel denkwerk heeft en bewustwording nodig heeft.</text:p>
        </text:list-item>
        <text:list-item>
          <text:p text:style-name="P17">Als de kwaliteit of senioriteit van de teamleden te kort schiet.</text:p>
        </text:list-item>
      </text:list>
      <text:p text:style-name="P18"/>
      <text:p text:style-name="P19">Over het algemeen is het beter voor onze werkbeleid om scrum aan te houden of om agile te werken. Dit zorgt voor betere applicaties.<text:s/></text:p>
      <text:p text:style-name="P20"/>
      <text:p text:style-name="P21"/>
      <text:p text:style-name="P22">Welke onderdelen heeft een scrum bord?</text:p>
      <text:p text:style-name="P23">Product backlog, Sprint backlog, To-do, doing, done.</text:p>
      <text:p text:style-name="P24"/>
      <text:p text:style-name="P25">Leg uit wat INVEST is en wat dit met scrum te maken heeft.</text:p>
      <text:p text:style-name="P26"><text:span text:style-name="T27">Scrum heeft hiermee te maken omdat het slim is om INVEST te gebruiken op een user story.<text:s/></text:span><text:span text:style-name="T28">Zo kan je zien of het independent, negotiable, valuable, estimable, small of testable is.</text:span></text:p>
      <text:p text:style-name="P29"/>
      <text:p text:style-name="P30">Leg uit wat SMART is</text:p>
      <text:p text:style-name="P31">SMART staat voor Specifiek, meetbaar, Acceptabel, Realistisch en Tijdsgebonden. Dit is handig om een doelstelling om te zetten en zorgt er ook goed voor wat in de werkelijkheid ook haalbaar is.</text:p>
      <text:soft-page-break/>
      <text:p text:style-name="P32">Hoe formuleer ik een User story en wat zijn de valkuilen hierbij?</text:p>
      <text:p text:style-name="P33">“Als …. Wil ik…. Zodat…”. De valkuilen bij een userstory is dat die soms niet duidelijk beschreven is of juist te groot en dat die niet los staat van andere.</text:p>
      <text:p text:style-name="P34"/>
      <text:p text:style-name="P35">Wat is een DDOS aanval?</text:p>
      <text:p text:style-name="P36">DDOS aanval is eigenlijk een aanval van meerdere computers/systemen die heel snel verbinden g willen maken met een router. Hierbij gaat de router over z’n nek en kan hij dit niet aan en loopt die vast of valt die soms juist uit.</text:p>
      <text:p text:style-name="P37"/>
      <text:p text:style-name="P38">Wat is UTF8 en wat heb ik eraan?</text:p>
      <text:p text:style-name="P39">UTF8 is ene standaard voor symbolen en word gebruikt overal om alle symbolen erin te gebruiken.</text:p>
      <text:p text:style-name="P40"><text:span text:style-name="T41">Ga voor de volgende User stories na of deze goede user stories zijn voor SCRUM?</text:span><text:span text:style-name="T42"> </text:span></text:p>
      <text:p text:style-name="P43"><text:span text:style-name="T44">- Als koper wil ik de specificaties van een product kunnen bekijken, zodat ik weet wat ik ga kopen</text:span><text:span text:style-name="T45"> </text:span></text:p>
      <text:p text:style-name="P46"><text:span text:style-name="T47">- Als aanstaande koper wil ik weten of de website gekeurd is, zodat ik kan kijken of de website betrouwbaar is</text:span><text:span text:style-name="T48"> </text:span></text:p>
      <text:p text:style-name="P49">- Als koper wil ik weten wat anderen van het product vinden, zodat ik mijn mening op dat van een ander kan baseren.</text:p>
      <text:p text:style-name="P50"/>
      <text:p text:style-name="P51">Wat zijn de vijf soorten teams die wij volgens het boek Tribal Leadership (Dave Logan, John King, zoek op!) kunnen onderscheiden en waarom is dit van belang?</text:p>
      <text:p text:style-name="P52">Dit kan voor belang zijn omdat het handig is om te weten waar je staat en of je nog wat moet verbeteren of moet aanpassen. Soms kan het ook schokkend zijn als iemand je op een team set Terwel je dacht dat je een andere positie was.</text:p>
      <text:list text:style-name="LFO3" text:continue-numbering="true">
        <text:list-item>
          <text:p text:style-name="P53">Life Sucks (Team)</text:p>
        </text:list-item>
        <text:list-item>
          <text:p text:style-name="P54">My life sucks (Stable Partnership)</text:p>
        </text:list-item>
        <text:list-item>
          <text:p text:style-name="P55">I’m great (Personal Domination)</text:p>
        </text:list-item>
        <text:list-item>
          <text:p text:style-name="P56">We’re great (Separate)</text:p>
        </text:list-item>
        <text:list-item>
          <text:p text:style-name="P57"><text:span text:style-name="T58">Life is great (Alienated)</text:span><text:span text:style-name="T59"> </text:span></text:p>
        </text:list-item>
      </text:list>
      <text:p text:style-name="P60"><text:span text:style-name="T61">Ik beloof bij deze plechtig een passwordmanager te gaan gebruiken en hier nooit meer van af te wijken:<text:s/></text:span><text:span text:style-name="T62">Ja</text:span></text:p>
      <text:p text:style-name="P63">Wat is een SP network?</text:p>
      <text:p text:style-name="P64">Een web encryptie.</text:p>
      <text:p text:style-name="P65">Wat zijn de waarden die wij hebben bepaald voor ons als klas?</text:p>
      <text:soft-page-break/>
      <text:p text:style-name="P66">- Elkaar laten uitpraten</text:p>
      <text:p text:style-name="P67">- Iedereen heeft respect voor elkaar.</text:p>
      <text:p text:style-name="P68">Wat is de waterval methode, en hoe verschilt deze van de SCRUM methode?</text:p>
      <text:p text:style-name="P69">Waterval methode is meer documenteren wat je gaat doen voordat je het pas echt gaat bouwen, Je weet hierbij nog niet de complicaties die je tegenkomt als je het gaat bouwen en is er dus ook geen rekening mee gehouden.<text:s/></text:p>
      <text:p text:style-name="P70"/>
      <text:p text:style-name="P71">Terwel bij scrum, maakt je de userstories, daarbij de to-do’s en ga je aan de slag. De complicaties die je tegenkomt<text:s/></text:p>
      <text:p text:style-name="P72">Maak een SWOT analyse van deze toets.</text:p>
      <table:table table:style-name="Table73">
        <table:table-columns>
          <table:table-column table:style-name="TableColumn74"/>
          <table:table-column table:style-name="TableColumn75"/>
        </table:table-columns>
        <table:table-row table:style-name="TableRow76">
          <table:table-cell table:style-name="TableCell77">
            <text:p text:style-name="P78"><text:span text:style-name="T79">Kansen</text:span><text:span text:style-name="T80"> </text:span><text:span text:style-name="T81">Heel goed cijfer!</text:span></text:p>
          </table:table-cell>
          <table:table-cell table:style-name="TableCell82">
            <text:p text:style-name="P83"><text:span text:style-name="T84">Bedreigingen</text:span><text:span text:style-name="T85"> </text:span><text:span text:style-name="T86">Kans op een slecht cijfer.</text:span></text:p>
          </table:table-cell>
        </table:table-row>
        <table:table-row table:style-name="TableRow87">
          <table:table-cell table:style-name="TableCell88">
            <text:p text:style-name="P89">Sterktes</text:p>
            <text:p text:style-name="P90"><text:span text:style-name="T91">Je hebt meer kennis tijdens/voor/na deze toets.</text:span></text:p>
          </table:table-cell>
          <table:table-cell table:style-name="TableCell92">
            <text:p text:style-name="P93"><text:span text:style-name="T94">zwaktes</text:span><text:span text:style-name="T95"> </text:span><text:span text:style-name="T96">Slecht cijfer.</text:span></text:p>
          </table:table-cell>
        </table:table-row>
      </table:table>
      <text:p text:style-name="P97">Wat is de Moscow methode?</text:p>
      <text:p text:style-name="P98">Is een methode van prioriteiten stellen aan de eisen die je hebt. Zodat je die op de juiste manier neerzet.</text:p>
      <text:p text:style-name="P99"/>
      <text:p text:style-name="P100">Formuleer 3 userstories voor jou als thuiswerker/student je productiviteit verhogen</text:p>
      <text:list text:style-name="LFO4" text:continue-numbering="true">
        <text:list-item>
          <text:p text:style-name="P101">Als student wil ik<text:s/>geen deurbel hebben zodat ik niet gestoort word tijdens het werken.</text:p>
        </text:list-item>
        <text:list-item>
          <text:p text:style-name="P102">Als student wil ik<text:s/>meer uitleg voor sommige vakken zodat ik makkelijk het huiswerk kan maken.<text:s/></text:p>
        </text:list-item>
        <text:list-item>
          <text:p text:style-name="P103">Als student wil ik<text:s/>een duidelijk algemeen overzicht van alle lesstoffen van alle vakken zodat ik makkelijk de theorie kan leren onthouden.</text:p>
        </text:list-item>
      </text:list>
      <text:p text:style-name="P104"/>
      <text:p text:style-name="P105">Formuleer 3 userstories voor mij als docent die het doel hebben het thuisstuderen te verbeteren.</text:p>
      <text:list text:style-name="LFO5" text:continue-numbering="true">
        <text:list-item>
          <text:p text:style-name="P106">Als docent wil ik<text:s/>een training om thuiswerken te verbeteren zodat ik me sterker en beter kan voelen door thuiswerken.</text:p>
        </text:list-item>
        <text:list-item>
          <text:p text:style-name="P107">Als docent wil ik<text:s/>een algemene omgeving voor alle docenten per klas zodat het duidelijk <text:s/>is waar de student actief is.</text:p>
        </text:list-item>
        <text:list-item>
          <text:p text:style-name="P108">Als docent wil ik<text:s/>meer richtlijnen wat er wel en niet wordt gedaan als de scholen weer opengaan zodat er duidelijkheid komt van de scenario’s hoe het nu verder moet.</text:p>
        </text:list-item>
      </text:list>
      <text:p text:style-name="P109"/>
      <text:p text:style-name="P110">Waar bestaat de Sprint Zero uit?</text:p>
      <text:p text:style-name="P111"/>
      <text:p text:style-name="Standaard"><text:span text:style-name="T112">Sprint zero is de eerste sprint van een project. Hierbij wort alles klaargezet en alle onderdelen afgesproken. Zowel wordt hierbij de repo en alle benodigdheden bespreken en opgez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olwijk, J.M.W. (Jasper)</meta:initial-creator>
    <dc:creator>Stolwijk, J.M.W. (Jasper)</dc:creator>
    <meta:creation-date>2020-04-13T15:48:00Z</meta:creation-date>
    <dc:date>2020-04-13T15:48:00Z</dc:date>
    <meta:template xlink:href="Normal.dotm" xlink:type="simple"/>
    <meta:editing-cycles>2</meta:editing-cycles>
    <meta:editing-duration>PT0S</meta:editing-duration>
    <meta:document-statistic meta:page-count="3" meta:paragraph-count="11" meta:word-count="912" meta:character-count="5921" meta:row-count="41" meta:non-whitespace-character-count="5020"/>
  </office:meta>
</office:document-meta>
</file>